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name="T5" style:parent-style-name="Absatz-Standardschriftart" style:family="text">
      <style:text-properties fo:font-weight="bold" style:font-weight-asian="bold" style:font-weight-complex="bold"/>
    </style:style>
    <style:style style:name="T6" style:parent-style-name="Absatz-Standardschriftart" style:family="text">
      <style:text-properties fo:font-weight="bold" style:font-weight-asian="bold" style:font-weight-complex="bold"/>
    </style:style>
    <style:style style:name="T7" style:parent-style-name="Absatz-Standardschriftar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Absatz-Standardschriftart" style:family="text">
      <style:text-properties fo:font-weight="bold" style:font-weight-asian="bold" style:font-weight-complex="bold"/>
    </style:style>
    <style:style style:name="T10" style:parent-style-name="Absatz-Standardschriftart" style:family="text">
      <style:text-properties fo:font-weight="bold" style:font-weight-asian="bold" style:font-weight-complex="bold"/>
    </style:style>
    <style:style style:name="T11" style:parent-style-name="Absatz-Standardschriftart" style:family="text">
      <style:text-properties fo:font-weight="bold" style:font-weight-asian="bold" style:font-weight-complex="bold"/>
    </style:style>
    <style:style style:name="T12" style:parent-style-name="Absatz-Standardschriftart" style:family="text">
      <style:text-properties fo:font-weight="bold" style:font-weight-asian="bold" style:font-weight-complex="bold"/>
    </style:style>
    <style:style style:name="T13" style:parent-style-name="Absatz-Standardschriftart" style:family="text">
      <style:text-properties fo:font-weight="bold" style:font-weight-asian="bold" style:font-weight-complex="bold"/>
    </style:style>
    <style:style style:name="T14" style:parent-style-name="Absatz-Standardschriftar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Kernbegriffe</text:span>: Mietfahrräder, Roller, Klappräder, Bikesharing, E-Roller, E-Bike</text:p>
      <text:p text:style-name="Standard"/>
      <text:p text:style-name="P3">Konkurrenz Fahrräder:</text:p>
      <text:p text:style-name="Standard"><text:span text:style-name="T4">Swapfiets</text:span><text:s/>– Stellen und Reparieren Fahrräder. Vier Produkte, von Standard zu Deluxe bis E-Bike. Monatlicher preis ab 19,90€ bis 75€.<text:s/>Haben App für Android und iOS sowie Stores in allen großen deutschen Städten.</text:p>
      <text:p text:style-name="Standard"><text:span text:style-name="T5">Call a Bike<text:s/></text:span>– DB internes. Tarif 10ct pro Minute, maximal 9€ für 24h. E-Bike vorhanden. Regelmäßige Wartung der Bikes, bei Bedarf Störung meldbar vor Antritt der Reise.</text:p>
      <text:p text:style-name="Standard"><text:span text:style-name="T6">MVG Bike<text:s/></text:span>– München eigener Fahrradverleih. Zwei- sowie Dreiräder als Standard oder E-Bike. Kosten 8ct pro Minute (Standart) 16ct(E-Bike) maximal 12€ für 24h. Monatspakete vorhanden. Billiger für IsarCardAbo-Kunden oder Studierende.</text:p>
      <text:p text:style-name="Standard"><text:span text:style-name="T7">Freie Lastenradl<text:s/></text:span>– Lastenräder in<text:s/>München. Verschiedenste Räder von Dreisitzern mit E-Antrieb zu Dreirädern mit Ladefläche. Einfach buchbar mit Anmeldung. Finanziert über Spenden. Gefördert von IHK.</text:p>
      <text:p text:style-name="Standard">Nicht in München: Nextbike, VeloCityRuhr, DonkeyRepublic</text:p>
      <text:p text:style-name="P8">Konkurrenz Roller:</text:p>
      <text:p text:style-name="Standard"><text:span text:style-name="T9">Tier<text:s/></text:span>– Partner<text:s/>der MVG. 1€ pro Leihe und 19ct pro Minute. Rund um die Uhr ausleihbar. Buchbar über MVG App oder Tier App.</text:p>
      <text:p text:style-name="Standard"><text:span text:style-name="T10">Bird<text:s/></text:span>- 1€ pro Leihe und 15ct pro Minute. Rund um die Uhr ausleihbar. Buchbar über Bird App.</text:p>
      <text:p text:style-name="Standard"><text:span text:style-name="T11">Lime</text:span><text:s/>- 1€ pro Leihe und 25ct pro Minute. Rund um die Uhr<text:s/>ausleihbar. Buchbar über Lime App.</text:p>
      <text:p text:style-name="Standard"><text:span text:style-name="T12">Voi<text:s/></text:span>– 99ct pro Leihe und 15ct pro Minute. Buchbar über Voi App.</text:p>
      <text:p text:style-name="Standard"><text:span text:style-name="T13">Jawls<text:s/></text:span>- 1€ pro Leihe und 20ct pro Minute. Rund um die Uhr ausleihbar. Buchbar über Jawls App. Besonderheit gibt Einführungsangebot 12ct pro Minute ohne Leihkosten.</text:p>
      <text:p text:style-name="Standard"><text:span text:style-name="T14">Bolt<text:s/></text:span>- 5ct pro Minute. Buchbar über Bolt App. Komplett Ökostrom.</text:p>
      <text:p text:style-name="Standard"/>
      <text:p text:style-name="Standard">Links:</text:p>
      <text:p text:style-name="Standard"><text:a xlink:href="https://www.abendzeitung-muenchen.de/muenchen/bikesharing-muenchen-fuenf-anbieter-im-vergleich-art-468414" office:target-frame-name="_top" xlink:show="replace"><text:span text:style-name="Hyperlink">https://www.abendzeitung-muenchen.de/muenchen/bikesharing-muenchen-fuenf-anbieter-im-vergleich-art-468414</text:span></text:a></text:p>
      <text:p text:style-name="Standard"><text:a xlink:href="https://www.muenchen.de/verkehr/e-scooter-leihen.html" office:target-frame-name="_top" xlink:show="replace"><text:span text:style-name="Hyperlink">https://www.muenchen.de/verkehr/e-scooter-leihen.html</text:span></text:a></text:p>
      <text:p text:style-name="Standard"><text:a xlink:href="https://www.starting-up.de/gruenden/businessplan/marktanalyse-und-wettbewerbsanalyse.html" office:target-frame-name="_top" xlink:show="replace"><text:span text:style-name="Hyperlink">https://www.starting-up.de/gruenden/businessplan/marktanalyse-und-wettbewerbsanalyse.html</text:span></text:a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rta</meta:initial-creator>
    <dc:creator>berta</dc:creator>
    <meta:creation-date>2021-10-17T07:53:00Z</meta:creation-date>
    <dc:date>2021-10-17T08:34:00Z</dc:date>
    <meta:template xlink:href="Normal.dotm" xlink:type="simple"/>
    <meta:editing-cycles>10</meta:editing-cycles>
    <meta:editing-duration>PT0S</meta:editing-duration>
    <meta:document-statistic meta:page-count="1" meta:paragraph-count="4" meta:word-count="293" meta:character-count="2142" meta:row-count="15" meta:non-whitespace-character-count="1853"/>
  </office:meta>
</office:document-meta>
</file>